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16"/>
    <style:style style:name="ce3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4in" svg:height="3.5449in" svg:x="0in" svg:y="1.6732in">
            <draw:object draw:notify-on-update-of-ranges="Sheet1.A1:Sheet1.A1 Sheet1.A2:Sheet1.A7 Sheet1.B1:Sheet1.B1 Sheet1.B2:Sheet1.B7 Sheet1.C1:Sheet1.C1 Sheet1.C2:Sheet1.C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h</text:p>
          </table:table-cell>
          <table:table-cell table:style-name="ce1" office:value-type="string">
            <text:p>Error Dirichlet</text:p>
          </table:table-cell>
          <table:table-cell table:style-name="ce1" office:value-type="string">
            <text:p>Error Neumann</text:p>
          </table:table-cell>
        </table:table-row>
        <table:table-row table:style-name="ro2">
          <table:table-cell table:style-name="ce2" office:value-type="float" office:value="0.125">
            <text:p><text:s text:c="3"/>1/ <text:s/>8</text:p>
          </table:table-cell>
          <table:table-cell office:value-type="float" office:value="0.0219129">
            <text:p>0.0219129</text:p>
          </table:table-cell>
          <table:table-cell office:value-type="float" office:value="0.0730223">
            <text:p>0.0730223</text:p>
          </table:table-cell>
        </table:table-row>
        <table:table-row table:style-name="ro2">
          <table:table-cell table:style-name="ce2" office:value-type="float" office:value="0.0625">
            <text:p><text:s text:c="3"/>1/ 16</text:p>
          </table:table-cell>
          <table:table-cell office:value-type="float" office:value="0.00586478">
            <text:p>0.00586478</text:p>
          </table:table-cell>
          <table:table-cell office:value-type="float" office:value="0.036065">
            <text:p>0.036065</text:p>
          </table:table-cell>
        </table:table-row>
        <table:table-row table:style-name="ro2">
          <table:table-cell table:style-name="ce2" office:value-type="float" office:value="0.03125">
            <text:p><text:s text:c="3"/>1/ 32</text:p>
          </table:table-cell>
          <table:table-cell office:value-type="float" office:value="0.00151459">
            <text:p>0.00151459</text:p>
          </table:table-cell>
          <table:table-cell office:value-type="float" office:value="0.0178146">
            <text:p>0.0178146</text:p>
          </table:table-cell>
        </table:table-row>
        <table:table-row table:style-name="ro2">
          <table:table-cell table:style-name="ce2" office:value-type="float" office:value="0.015625">
            <text:p><text:s text:c="3"/>1/ 64</text:p>
          </table:table-cell>
          <table:table-cell office:value-type="float" office:value="0.000384722">
            <text:p>0.000384722</text:p>
          </table:table-cell>
          <table:table-cell office:value-type="float" office:value="0.00883856">
            <text:p>0.00883856</text:p>
          </table:table-cell>
        </table:table-row>
        <table:table-row table:style-name="ro2">
          <table:table-cell table:style-name="ce2" office:value-type="float" office:value="0.0078125">
            <text:p><text:s text:c="3"/>1/128</text:p>
          </table:table-cell>
          <table:table-cell table:style-name="ce3" office:value-type="float" office:value="0.0000969418">
            <text:p>9.69E-005</text:p>
          </table:table-cell>
          <table:table-cell office:value-type="float" office:value="0.00440037">
            <text:p>0.00440037</text:p>
          </table:table-cell>
        </table:table-row>
        <table:table-row table:style-name="ro2">
          <table:table-cell table:style-name="ce2" office:value-type="float" office:value="0.00390625">
            <text:p><text:s text:c="3"/>1/256</text:p>
          </table:table-cell>
          <table:table-cell table:style-name="ce3" office:value-type="float" office:value="0.0000243307">
            <text:p>2.43E-005</text:p>
          </table:table-cell>
          <table:table-cell office:value-type="float" office:value="0.00219526">
            <text:p>0.00219526</text:p>
          </table:table-cell>
        </table:table-row>
        <table:table-row table:style-name="ro2" table:number-rows-repeated="4">
          <table:table-cell table:style-name="ce2"/>
          <table:table-cell table:number-columns-repeated="2"/>
        </table:table-row>
        <table:table-row table:style-name="ro3" table:number-rows-repeated="20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fraction number:min-integer-digits="0" number:min-numerator-digits="3" number:min-denominator-digits="3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4-05-06T15:15:57</meta:creation-date>
    <dc:date>2014-05-06T17:14:08</dc:date>
    <meta:editing-duration>PT1H52M6S</meta:editing-duration>
    <meta:editing-cycles>4</meta:editing-cycles>
    <meta:generator>LibreOffice/3.6$Linux_X86_64 LibreOffice_project/360m1$Build-304</meta:generator>
    <meta:document-statistic meta:table-count="1" meta:cell-count="21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fraction number:min-integer-digits="0" number:min-numerator-digits="3" number:min-denominator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1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legend chart:legend-position="end" svg:x="12.353cm" svg:y="3.954cm" style:legend-expansion="high" chart:style-name="ch2"/>
        <chart:plot-area chart:style-name="ch3" table:cell-range-address="Sheet1.A1:Sheet1.C7" chart:data-source-has-labels="both" svg:x="1.106cm" svg:y="0.351cm" svg:width="11.057cm" svg:height="7.619cm">
          <chartooo:coordinate-region svg:x="2.018cm" svg:y="0.55cm" svg:width="9.561cm" svg:height="6.773cm"/>
          <chart:axis chart:dimension="x" chart:name="primary-x" chart:style-name="ch4" chartooo:axis-type="auto">
            <chartooo:date-scale/>
            <chart:title svg:x="5.981cm" svg:y="8.024cm" chart:style-name="ch5">
              <text:p>Gridsize</text:p>
            </chart:title>
            <chart:categories table:cell-range-address="Sheet1.A2:Sheet1.A7"/>
          </chart:axis>
          <chart:axis chart:dimension="y" chart:name="primary-y" chart:style-name="ch6">
            <chart:title svg:x="0.451cm" svg:y="4.574cm" chart:style-name="ch7">
              <text:p>Error</text:p>
            </chart:title>
            <chart:grid chart:style-name="ch8" chart:class="major"/>
          </chart:axis>
          <chart:series chart:style-name="ch9" chart:values-cell-range-address="Sheet1.B2:Sheet1.B7" chart:label-cell-address="Sheet1.B1:Sheet1.B1" chart:class="chart:line">
            <chart:data-point chart:repeated="6"/>
          </chart:series>
          <chart:series chart:style-name="ch10" chart:values-cell-range-address="Sheet1.C2:Sheet1.C7" chart:label-cell-address="Sheet1.C1:Sheet1.C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Dirichlet</text:p>
                <draw:g>
                  <svg:desc>Sheet1.B1:Sheet1.B1</svg:desc>
                </draw:g>
              </table:table-cell>
              <table:table-cell office:value-type="string">
                <text:p>Error Neuman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.125">
                <text:p>0</text:p>
                <draw:g>
                  <svg:desc>Sheet1.A2:Sheet1.A7</svg:desc>
                </draw:g>
              </table:table-cell>
              <table:table-cell office:value-type="float" office:value="0.0219129">
                <text:p>0.0219129</text:p>
                <draw:g>
                  <svg:desc>Sheet1.B2:Sheet1.B7</svg:desc>
                </draw:g>
              </table:table-cell>
              <table:table-cell office:value-type="float" office:value="0.0730223">
                <text:p>0.0730223</text:p>
                <draw:g>
                  <svg:desc>Sheet1.C2:Sheet1.C7</svg:desc>
                </draw:g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0.00586478">
                <text:p>0.00586478</text:p>
              </table:table-cell>
              <table:table-cell office:value-type="float" office:value="0.036065">
                <text:p>0.036065</text:p>
              </table:table-cell>
            </table:table-row>
            <table:table-row>
              <table:table-cell office:value-type="float" office:value="0.03125">
                <text:p>0</text:p>
              </table:table-cell>
              <table:table-cell office:value-type="float" office:value="0.00151459">
                <text:p>0.00151459</text:p>
              </table:table-cell>
              <table:table-cell office:value-type="float" office:value="0.0178146">
                <text:p>0.0178146</text:p>
              </table:table-cell>
            </table:table-row>
            <table:table-row>
              <table:table-cell office:value-type="float" office:value="0.015625">
                <text:p>0</text:p>
              </table:table-cell>
              <table:table-cell office:value-type="float" office:value="0.000384722">
                <text:p>0.000384722</text:p>
              </table:table-cell>
              <table:table-cell office:value-type="float" office:value="0.00883856">
                <text:p>0.00883856</text:p>
              </table:table-cell>
            </table:table-row>
            <table:table-row>
              <table:table-cell office:value-type="float" office:value="0.0078125">
                <text:p>0</text:p>
              </table:table-cell>
              <table:table-cell office:value-type="float" office:value="0.0000969418">
                <text:p>0.0000969418</text:p>
              </table:table-cell>
              <table:table-cell office:value-type="float" office:value="0.00440037">
                <text:p>0.00440037</text:p>
              </table:table-cell>
            </table:table-row>
            <table:table-row>
              <table:table-cell office:value-type="float" office:value="0.00390625">
                <text:p>0</text:p>
              </table:table-cell>
              <table:table-cell office:value-type="float" office:value="0.0000243307">
                <text:p>0.0000243307</text:p>
              </table:table-cell>
              <table:table-cell office:value-type="float" office:value="0.00219526">
                <text:p>0.002195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